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family="'Linux Libertine O'" style:font-pitch="variable" fo:font-size="12pt" style:font-size-asian="12pt" style:font-size-complex="12pt"/>
    </style:style>
    <style:style style:name="P2" style:family="paragraph">
      <style:paragraph-properties fo:text-align="center"/>
      <style:text-properties fo:font-family="'Linux Libertine O'" style:font-pitch="variable"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family="'Linux Libertine O'" style:font-pitch="variable" fo:font-size="12pt" style:font-size-asian="12pt" style:font-size-complex="12pt"/>
    </style:style>
    <style:style style:name="T2" style:family="text">
      <style:text-properties fo:font-family="'Linux Libertine O'" style:font-style-name="Regular" fo:font-size="12pt" style:font-family-asian="'Linux Libertine O'" style:font-style-name-asian="Regular" style:font-size-asian="12pt" style:font-family-complex="'Linux Libertine O'" style:font-style-name-complex="Regular" style:font-size-complex="12pt"/>
    </style:style>
    <style:style style:name="T3" style:family="text">
      <style:text-properties fo:font-family="'Linux Libertine O'" style:font-pitch="variable" fo:font-size="12pt" style:font-size-asian="12pt" style:font-size-complex="12pt"/>
    </style:style>
    <style:style style:name="T4" style:family="text">
      <style:text-properties fo:font-family="'Linux Libertine O'" style:font-style-name="Regular" fo:font-size="12pt" style:font-family-asian="'Linux Libertine O'" style:font-style-name-asian="Regular" style:font-size-asian="12pt" style:font-family-complex="'Linux Libertine O'" style:font-style-name-complex="Regular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2.5cm" svg:height="3.5cm" svg:x="0.75cm" svg:y="0.05cm">
          <text:p/>
          <draw:enhanced-geometry svg:viewBox="0 0 88 21600" draw:glue-points="44 ?f6 44 0 0 10800 44 21600 88 10800" draw:text-areas="0 ?f6 88 ?f3" draw:mirror-vertical="true" draw:type="can" draw:modifiers="5361.4395886889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draw:layer="layout" svg:width="2.5cm" svg:height="3.5cm" svg:x="0.75cm" svg:y="0.05cm">
          <text:p text:style-name="P2"><text:span text:style-name="T1"><text:s text:c="28"/></text:span><text:span text:style-name="T1">x</text:span><text:span text:style-name="T2">₂</text:span></text:p>
          <draw:enhanced-geometry svg:viewBox="0 0 88 21600" draw:glue-points="44 ?f6 44 0 0 10800 44 21600 88 10800" draw:text-areas="0 ?f6 88 ?f3" draw:type="can" draw:modifiers="5361.4395886889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2cm" svg:y1="3.112cm" svg:x2="3.248cm" svg:y2="3.112cm">
          <text:p text:style-name="P3"><text:span text:style-name="T3">x</text:span><text:span text:style-name="T4">₁</text:span></text:p>
          <text:p text:style-name="P3"><text:span text:style-name="T3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rial Black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3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alázs Meskó</meta:initial-creator>
    <meta:creation-date>2011-12-17T12:39:02</meta:creation-date>
    <dc:date>2011-12-17T12:50:21</dc:date>
    <dc:creator>Balázs Meskó</dc:creator>
    <meta:editing-duration>PT11M22S</meta:editing-duration>
    <meta:editing-cycles>2</meta:editing-cycles>
    <meta:generator>LibreOffice/3.3$Unix LibreOffice_project/330m19$Build-401</meta:generator>
    <meta:document-statistic meta:object-count="3"/>
  </office:meta>
</office:document-meta>
</file>